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Property Name</text:p>
          </table:table-cell>
          <table:table-cell table:style-name="ce3" office:value-type="string" calcext:value-type="string">
            <text:p>Calculated Value</text:p>
          </table:table-cell>
          <table:table-cell table:style-name="ce3" office:value-type="string" calcext:value-type="string">
            <text:p>Publication Value</text:p>
          </table:table-cell>
          <table:table-cell table:style-name="ce3" office:value-type="string" calcext:value-type="string">
            <text:p>Error Percentage</text:p>
          </table:table-cell>
        </table:table-row>
        <table:table-row table:style-name="ro1">
          <table:table-cell office:value-type="string" calcext:value-type="string">
            <text:p>Lattice constant (Angs)</text:p>
          </table:table-cell>
          <table:table-cell office:value-type="string" calcext:value-type="string">
            <text:p>4.09000014545435 Ang</text:p>
          </table:table-cell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string" calcext:value-type="string">
            <text:p>Cohesive energy (eV)</text:p>
          </table:table-cell>
          <table:table-cell office:value-type="string" calcext:value-type="string">
            <text:p>-2.84999997472111 eV</text:p>
          </table:table-cell>
          <table:table-cell office:value-type="float" office:value="-2.85" calcext:value-type="float">
            <text:p>-2.85</text:p>
          </table:table-cell>
          <table:table-cell/>
        </table:table-row>
        <table:table-row table:style-name="ro1">
          <table:table-cell office:value-type="string" calcext:value-type="string">
            <text:p>Vacancy formation energy (eV)</text:p>
          </table:table-cell>
          <table:table-cell office:value-type="float" office:value="0.0000230072" calcext:value-type="float">
            <text:p>0.0000230072</text:p>
          </table:table-cell>
          <table:table-cell office:value-type="float" office:value="1.103" calcext:value-type="float">
            <text:p>1.103</text:p>
          </table:table-cell>
          <table:table-cell/>
        </table:table-row>
        <table:table-row table:style-name="ro1">
          <table:table-cell office:value-type="string" calcext:value-type="string">
            <text:p>Surface energy (100) (mJ/m2)</text:p>
          </table:table-cell>
          <table:table-cell office:value-type="float" office:value="940.240851720223" calcext:value-type="float">
            <text:p>940.240851720223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Surface energy (110)</text:p>
          </table:table-cell>
          <table:table-cell office:value-type="float" office:value="1245.10180771262" calcext:value-type="float">
            <text:p>1245.10180771262</text:p>
          </table:table-cell>
          <table:table-cell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string" calcext:value-type="string">
            <text:p>Surface energy (111)</text:p>
          </table:table-cell>
          <table:table-cell office:value-type="float" office:value="862.215537027537" calcext:value-type="float">
            <text:p>862.215537027537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string" calcext:value-type="string">
            <text:p>Surface energy (112)</text:p>
          </table:table-cell>
          <table:table-cell office:value-type="float" office:value="1288.10110833815" calcext:value-type="float">
            <text:p>1288.1011083381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Elastic Constant C11</text:p>
          </table:table-cell>
          <table:table-cell office:value-type="float" office:value="124.238214669537" calcext:value-type="float">
            <text:p>124.238214669537</text:p>
          </table:table-cell>
          <table:table-cell office:value-type="float" office:value="124.2" calcext:value-type="float">
            <text:p>124.2</text:p>
          </table:table-cell>
          <table:table-cell/>
        </table:table-row>
        <table:table-row table:style-name="ro1">
          <table:table-cell office:value-type="string" calcext:value-type="string">
            <text:p>Elastic Constant C12</text:p>
          </table:table-cell>
          <table:table-cell office:value-type="float" office:value="93.8727316163748" calcext:value-type="float">
            <text:p>93.8727316163748</text:p>
          </table:table-cell>
          <table:table-cell office:value-type="float" office:value="93.9" calcext:value-type="float">
            <text:p>93.9</text:p>
          </table:table-cell>
          <table:table-cell/>
        </table:table-row>
        <table:table-row table:style-name="ro1">
          <table:table-cell office:value-type="string" calcext:value-type="string">
            <text:p>Elastic Constant C44</text:p>
          </table:table-cell>
          <table:table-cell office:value-type="float" office:value="46.419305548996" calcext:value-type="float">
            <text:p>46.419305548996</text:p>
          </table:table-cell>
          <table:table-cell office:value-type="float" office:value="46.4" calcext:value-type="float">
            <text:p>46.4</text:p>
          </table:table-cell>
          <table:table-cell/>
        </table:table-row>
        <table:table-row table:style-name="ro1">
          <table:table-cell office:value-type="string" calcext:value-type="string">
            <text:p>Bulk Modulus B</text:p>
          </table:table-cell>
          <table:table-cell office:value-type="float" office:value="103.994559300671" calcext:value-type="float">
            <text:p>103.994559300671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SSF (γSF)</text:p>
          </table:table-cell>
          <table:table-cell office:value-type="string" calcext:value-type="string">
            <text:p>556.266849687272 mJ/m2</text:p>
          </table:table-cell>
          <table:table-cell office:value-type="string" calcext:value-type="string">
            <text:p>17.8 mJ/m2</text:p>
          </table:table-cell>
          <table:table-cell/>
        </table:table-row>
        <table:table-row table:style-name="ro1">
          <table:table-cell office:value-type="string" calcext:value-type="string">
            <text:p>USF (γus)</text:p>
          </table:table-cell>
          <table:table-cell office:value-type="string" calcext:value-type="string">
            <text:p>1837.511 J/m2</text:p>
          </table:table-cell>
          <table:table-cell office:value-type="string" calcext:value-type="string">
            <text:p>115 mJ/m2</text:p>
          </table:table-cell>
          <table:table-cell/>
        </table:table-row>
        <table:table-row table:style-name="ro1">
          <table:table-cell office:value-type="string" calcext:value-type="string">
            <text:p>UTF (γT)</text:p>
          </table:table-cell>
          <table:table-cell office:value-type="string" calcext:value-type="string">
            <text:p>17.1965843220969 mJ/m2</text:p>
          </table:table-cell>
          <table:table-cell office:value-type="string" calcext:value-type="string">
            <text:p>9.2 mJ/m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08:04:42.785705223</meta:creation-date>
    <dc:date>2025-06-11T09:06:06.394024819</dc:date>
    <meta:editing-duration>PT58M42S</meta:editing-duration>
    <meta:editing-cycles>3</meta:editing-cycles>
    <meta:generator>LibreOffice/7.4.7.2$Linux_X86_64 LibreOffice_project/40$Build-2</meta:generator>
    <meta:document-statistic meta:table-count="1" meta:cell-count="46" meta:object-count="0"/>
  </office:meta>
</office:document-meta>
</file>